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3.179cm" fo:min-width="11.184cm"/>
    </style:style>
    <style:style style:name="gr2" style:family="graphic" style:parent-style-name="standard">
      <style:graphic-properties draw:stroke="none" svg:stroke-color="#000000" draw:fill="none" draw:fill-color="#ffffff" fo:min-height="1.026cm"/>
      <style:paragraph-properties style:writing-mode="lr-tb"/>
    </style:style>
    <style:style style:name="gr3" style:family="graphic" style:parent-style-name="standard">
      <style:graphic-properties draw:fill="solid" draw:fill-color="#fffff0" draw:textarea-horizontal-align="justify" draw:textarea-vertical-align="middle" draw:auto-grow-height="false" fo:min-height="0.639cm" fo:min-width="3.9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5" style:family="graphic" style:parent-style-name="standard">
      <style:graphic-properties draw:fill="solid" draw:fill-color="#fffff0" draw:textarea-horizontal-align="justify" draw:textarea-vertical-align="middle" draw:auto-grow-height="false" fo:min-height="1.147cm" fo:min-width="2.04cm"/>
      <style:paragraph-properties style:writing-mode="lr-tb"/>
    </style:style>
    <style:style style:name="gr6" style:family="graphic" style:parent-style-name="standard">
      <style:graphic-properties draw:fill="solid" draw:fill-color="#fffff0" draw:textarea-horizontal-align="justify" draw:textarea-vertical-align="middle" draw:auto-grow-height="false" fo:min-height="1.147cm" fo:min-width="2.167cm"/>
      <style:paragraph-properties style:writing-mode="lr-tb"/>
    </style:style>
    <style:style style:name="gr7" style:family="graphic" style:parent-style-name="standard">
      <style:graphic-properties draw:fill="none" draw:opacity="0%" draw:textarea-horizontal-align="justify" draw:textarea-vertical-align="middle" draw:auto-grow-height="false" fo:min-height="12.196cm" fo:min-width="12.327cm" draw:shadow-opacity="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0"/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="none" draw:opacity="0%"/>
      <style:paragraph-properties fo:text-align="center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684cm" svg:height="3.429cm" svg:x="4.429cm" svg:y="2.18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604cm" svg:height="1.276cm" svg:x="7.096cm" svg:y="2.443cm">
          <draw:text-box>
            <text:p><text:span text:style-name="T1">Application Services <text:s/>Layer</text:span></text:p>
            <text:p><text:span text:style-name="T2"><text:s text:c="2"/></text:span><text:span text:style-name="T2">Represented by Test Services</text:span></text:p>
          </draw:text-box>
        </draw:frame>
        <draw:custom-shape draw:style-name="gr3" draw:text-style-name="P4" draw:layer="layout" svg:width="4.445cm" svg:height="0.889cm" svg:x="5.318cm" svg:y="4.094cm">
          <text:p text:style-name="P3"><text:span text:style-name="T2">Gatekeeper Servic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889cm" svg:x="10.525cm" svg:y="4.094cm">
          <text:p text:style-name="P3"><text:span text:style-name="T2">AuthController Servic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684cm" svg:height="3.429cm" svg:x="4.456cm" svg:y="6.134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7.747cm" svg:height="0.889cm" svg:x="6.822cm" svg:y="6.388cm">
          <draw:text-box>
            <text:p><text:span text:style-name="T1">SecureTransport Security <text:s/>Layer</text:span></text:p>
          </draw:text-box>
        </draw:frame>
        <draw:custom-shape draw:style-name="gr5" draw:text-style-name="P4" draw:layer="layout" svg:width="2.54cm" svg:height="1.397cm" svg:x="5.345cm" svg:y="7.531cm">
          <text:p text:style-name="P3"><text:span text:style-name="T2">Metadata</text:span></text:p>
          <text:p text:style-name="P3"><text:span text:style-name="T2"><text:s/></text:span><text:span text:style-name="T2">Servic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667cm" svg:height="1.397cm" svg:x="8.775cm" svg:y="7.531cm">
          <text:p text:style-name="P3"><text:span text:style-name="T2">Watcher</text:span></text:p>
          <text:p text:style-name="P3"><text:span text:style-name="T2">Servic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667cm" svg:height="1.397cm" svg:x="12.33cm" svg:y="7.531cm">
          <text:p text:style-name="P3"><text:span text:style-name="T2">Core</text:span></text:p>
          <text:p text:style-name="P3"><text:span text:style-name="T2">Servic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684cm" svg:height="3.429cm" svg:x="4.456cm" svg:y="10.133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5.127cm" svg:height="0.889cm" svg:x="8.132cm" svg:y="10.387cm">
          <draw:text-box>
            <text:p><text:span text:style-name="T1">Infrastructure <text:s/>Layer</text:span></text:p>
          </draw:text-box>
        </draw:frame>
        <draw:custom-shape draw:style-name="gr5" draw:text-style-name="P4" draw:layer="layout" svg:width="2.54cm" svg:height="1.397cm" svg:x="5.345cm" svg:y="11.53cm">
          <text:p text:style-name="P3"><text:span text:style-name="T2">NATS</text:span></text:p>
          <text:p text:style-name="P3"><text:span text:style-name="T2">Messaging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667cm" svg:height="1.397cm" svg:x="8.775cm" svg:y="11.53cm">
          <text:p text:style-name="P3"><text:span text:style-name="T2">Cert-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667cm" svg:height="1.397cm" svg:x="12.33cm" svg:y="11.53cm">
          <text:p text:style-name="P3"><text:span text:style-name="T2">OpenBao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2.827cm" svg:height="12.446cm" svg:x="3.921cm" svg:y="1.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1-12T09:30:32.866438834</meta:creation-date>
    <dc:date>2025-11-12T09:33:10.121223612</dc:date>
    <meta:editing-duration>PT2M37S</meta:editing-duration>
    <meta:editing-cycles>1</meta:editing-cycles>
    <meta:document-statistic meta:object-count="15"/>
    <meta:generator>LibreOffice/6.4.7.2$Linux_X86_64 LibreOffice_project/40$Build-2</meta:generator>
  </office:meta>
</office:document-meta>
</file>